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1" svg:font-family="'Noto Sans CJK SC'" style:font-family-generic="swiss" style:font-pitch="variable"/>
    <style:font-face style:name="Cantarell" svg:font-family="Cantarel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2" svg:font-family="'Nimbus Sans'" style:font-family-generic="system" style:font-pitch="variable"/>
    <style:font-face style:name="Noto Sans CJK JP2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auto-grow-height="false" fo:min-height="6.417cm" fo:min-width="11.247cm"/>
    </style:style>
    <style:style style:name="gr2" style:family="graphic" style:parent-style-name="objectwithoutfill">
      <style:graphic-properties draw:textarea-vertical-align="middle" draw:auto-grow-height="false" fo:min-height="1.02cm" fo:min-width="2.358cm"/>
      <style:paragraph-properties style:writing-mode="lr-tb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43cm"/>
      <style:paragraph-properties style:writing-mode="lr-tb"/>
    </style:style>
    <style:style style:name="gr6" style:family="graphic" style:parent-style-name="Object_20_with_20_no_20_fill_20_and_20_no_20_line">
      <style:graphic-properties draw:textarea-vertical-align="middle" draw:auto-grow-height="false" fo:min-height="11.815cm" fo:min-width="15.693cm"/>
    </style:style>
    <style:style style:name="gr7" style:family="graphic" style:parent-style-name="objectwithoutfill">
      <style:graphic-properties draw:textarea-vertical-align="top" draw:auto-grow-height="false" fo:min-height="11.18cm" fo:min-width="15.057cm"/>
      <style:paragraph-properties style:writing-mode="lr-tb"/>
    </style:style>
    <style:style style:name="gr8" style:family="graphic" style:parent-style-name="objectwithoutfill">
      <style:graphic-properties draw:textarea-vertical-align="top" draw:auto-grow-height="false" fo:min-height="9.593cm" fo:min-width="5.532cm"/>
      <style:paragraph-properties style:writing-mode="lr-tb"/>
    </style:style>
    <style:style style:name="gr9" style:family="graphic" style:parent-style-name="objectwithoutfill">
      <style:graphic-properties draw:textarea-vertical-align="top" draw:auto-grow-height="false" fo:min-height="1.02cm" fo:min-width="2.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Object_20_with_20_no_20_fill_20_and_20_no_20_line">
      <style:graphic-properties draw:textarea-vertical-align="middle" draw:auto-grow-height="false" fo:min-height="11.18cm" fo:min-width="20.455cm"/>
    </style:style>
    <style:style style:name="gr12" style:family="graphic" style:parent-style-name="objectwithoutfill">
      <style:graphic-properties draw:textarea-vertical-align="middle" draw:auto-grow-height="false" fo:min-height="0.385cm" fo:min-width="0.135cm"/>
      <style:paragraph-properties style:writing-mode="lr-tb"/>
    </style:style>
    <style:style style:name="gr13" style:family="graphic" style:parent-style-name="standard">
      <style:graphic-properties draw:stroke="solid" draw:fill-color="#ffffff" draw:textarea-horizontal-align="justify" draw:textarea-vertical-align="middle" draw:auto-grow-height="false" fo:min-height="0cm" fo:min-width="0.771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067cm" fo:min-width="0.77cm"/>
    </style:style>
    <style:style style:name="gr15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8" style:family="graphic" style:parent-style-name="Object_20_with_20_no_20_fill_20_and_20_no_20_line">
      <style:graphic-properties draw:textarea-vertical-align="middle" draw:auto-grow-height="false" fo:min-height="15.308cm" fo:min-width="20.137cm"/>
    </style:style>
    <style:style style:name="gr19" style:family="graphic" style:parent-style-name="standard">
      <style:graphic-properties draw:stroke="none" svg:stroke-color="#000000" draw:fill="none" draw:fill-color="#ffffff" fo:min-height="0.814cm"/>
      <style:paragraph-properties style:writing-mode="lr-tb"/>
    </style:style>
    <style:style style:name="gr20" style:family="graphic" style:parent-style-name="objectwithoutfill">
      <style:graphic-properties draw:marker-end="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textarea-vertical-align="middle" draw:auto-grow-height="false" fo:min-height="4.178cm" fo:min-width="8.708cm"/>
    </style:style>
    <style:style style:name="gr22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P1" style:family="paragraph">
      <style:paragraph-properties fo:text-align="center"/>
      <style:text-properties style:font-name="Noto Sans CJK JP1" style:font-name-asian="Noto Sans CJK JP" style:language-asian="ja" style:country-asian="JP"/>
    </style:style>
    <style:style style:name="P2" style:family="paragraph">
      <style:paragraph-properties fo:text-align="center" style:writing-mode="lr-tb"/>
      <style:text-properties style:font-name="Noto Sans CJK JP1" style:font-name-asian="Noto Sans CJK JP" style:language-asian="ja" style:country-asian="JP"/>
    </style:style>
    <style:style style:name="P3" style:family="paragraph">
      <loext:graphic-properties draw:fill="none"/>
      <style:paragraph-properties fo:text-align="center"/>
      <style:text-properties style:font-name="Noto Sans CJK JP1" style:font-name-asian="Noto Sans CJK JP" style:language-asian="ja" style:country-asian="JP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Noto Sans CJK JP1" fo:font-size="12pt" style:font-name-asian="Noto Sans CJK JP" style:font-size-asian="12pt" style:language-asian="ja" style:country-asian="JP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Noto Sans CJK JP1" fo:font-size="12pt" style:font-name-asian="Noto Sans CJK JP" style:font-size-asian="12pt" style:language-asian="ja" style:country-asian="JP" style:font-size-complex="12pt"/>
    </style:style>
    <style:style style:name="P8" style:family="paragraph">
      <style:paragraph-properties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>
        <style:tab-stops/>
      </style:paragraph-properties>
      <style:text-properties style:font-name="Noto Sans CJK JP1" fo:font-size="18pt" style:font-name-asian="Noto Sans CJK JP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Noto Sans CJK JP" fo:font-size="18pt" style:font-name-asian="Noto Sans CJK JP" style:font-size-asian="18pt" style:font-size-complex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Noto Sans CJK JP1" fo:font-size="16pt" style:font-name-asian="Noto Sans CJK JP" style:font-size-asian="16pt" style:language-asian="ja" style:country-asian="JP" style:font-size-complex="16pt"/>
    </style:style>
    <style:style style:name="P1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Noto Sans CJK JP1" fo:font-size="16pt" style:font-name-asian="Noto Sans CJK JP" style:font-size-asian="16pt" style:language-asian="ja" style:country-asian="JP" style:font-size-complex="16pt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style:font-name="Noto Sans CJK JP1" fo:font-size="16pt" style:font-name-asian="Noto Sans CJK JP" style:font-size-asian="16pt" style:language-asian="ja" style:country-asian="JP" style:font-size-complex="16pt"/>
    </style:style>
    <style:style style:name="T2" style:family="text">
      <style:text-properties style:font-name="Noto Sans CJK JP1" fo:font-size="12pt" style:font-name-asian="Noto Sans CJK JP" style:font-size-asian="12pt" style:language-asian="ja" style:country-asian="JP" style:font-size-complex="12pt"/>
    </style:style>
    <style:style style:name="T3" style:family="text">
      <style:text-properties style:font-name="Noto Sans CJK JP1" fo:font-size="18pt" style:font-name-asian="Noto Sans CJK JP" style:font-size-asian="18pt" style:font-size-complex="18pt"/>
    </style:style>
    <style:style style:name="T4" style:family="text">
      <style:text-properties style:font-name="Noto Sans CJK JP" fo:font-size="18pt" style:font-name-asian="Noto Sans CJK JP" style:font-size-asian="18pt" style:font-size-complex="18pt"/>
    </style:style>
    <style:style style:name="T5" style:family="text">
      <style:text-properties style:font-name="Noto Sans CJK JP1" fo:font-size="14pt" style:font-name-asian="Noto Sans CJK JP" style:font-size-asian="14pt" style:language-asian="ja" style:country-asian="JP" style:font-size-complex="14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7cm" svg:height="6.667cm" svg:x="4.17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858cm" svg:height="1.27cm" svg:x="4.492cm" svg:y="3.857cm">
          <text:p text:style-name="P2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858cm" svg:height="1.27cm" svg:x="12.747cm" svg:y="3.857cm">
          <text:p text:style-name="P2"><text:span text:style-name="T1">GP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858cm" svg:height="1.27cm" svg:x="4.492cm" svg:y="6.397cm">
          <text:p text:style-name="P2"><text:span text:style-name="T1">メモリ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858cm" svg:height="1.27cm" svg:x="12.747cm" svg:y="6.397cm">
          <text:p text:style-name="P2"><text:span text:style-name="T1">メモリ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921cm" svg:y1="5.127cm" svg:x2="5.921cm" svg:y2="6.397cm" draw:start-shape="id1" draw:start-glue-point="2" draw:end-shape="id2" draw:end-glue-point="0" svg:d="M5921 5127v1270" svg:viewBox="0 0 1 1271">
          <text:p/>
        </draw:connector>
        <draw:connector draw:style-name="gr3" draw:text-style-name="P3" draw:layer="layout" draw:type="line" svg:x1="14.176cm" svg:y1="5.127cm" svg:x2="14.176cm" svg:y2="6.397cm" draw:start-shape="id3" draw:start-glue-point="2" draw:end-shape="id4" draw:end-glue-point="0" svg:d="M14176 5127v1270" svg:viewBox="0 0 1 1271">
          <text:p/>
        </draw:connector>
        <draw:connector draw:style-name="gr3" draw:text-style-name="P3" draw:layer="layout" draw:type="line" svg:x1="7.35cm" svg:y1="4.492cm" svg:x2="12.747cm" svg:y2="4.492cm" draw:start-shape="id1" draw:start-glue-point="1" draw:end-shape="id3" draw:end-glue-point="3" svg:d="M7350 4492h5397" svg:viewBox="0 0 5398 1">
          <text:p/>
        </draw:connector>
        <draw:frame draw:style-name="gr4" draw:text-style-name="P5" draw:layer="layout" svg:width="5.397cm" svg:height="0.865cm" svg:x="7.35cm" svg:y="3.627cm">
          <draw:text-box>
            <text:p text:style-name="P4"><text:span text:style-name="T2">PCI Express</text:span></text:p>
          </draw:text-box>
        </draw:frame>
        <draw:frame draw:style-name="gr5" draw:text-style-name="P7" draw:layer="layout" svg:width="11.747cm" svg:height="2.093cm" svg:x="4.175cm" svg:y="7.985cm">
          <draw:text-box>
            <text:p text:style-name="P6"><text:span text:style-name="T2">CPU</text:span><text:span text:style-name="T2">は、</text:span><text:span text:style-name="T2">GPU</text:span><text:span text:style-name="T2">のメモリにはアクセスできない。</text:span></text:p>
            <text:p text:style-name="P6"><text:span text:style-name="T2">GPU</text:span><text:span text:style-name="T2">も、</text:span><text:span text:style-name="T2">CPU</text:span><text:span text:style-name="T2">のメモリにはアクセスできない。</text:span></text:p>
            <text:p text:style-name="P6"><text:span text:style-name="T2">PCI Express</text:span><text:span text:style-name="T2">経由でデータをコピーしなければならない。</text:span></text:p>
          </draw:text-box>
        </draw:frame>
      </draw:page>
      <draw:page draw:name="page2" draw:style-name="dp1" draw:master-page-name="Default">
        <draw:custom-shape draw:style-name="gr6" draw:text-style-name="P4" draw:layer="layout" svg:width="16.193cm" svg:height="12.065cm" svg:x="1.952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5.557cm" svg:height="11.43cm" svg:x="2.27cm" svg:y="3.812cm">
          <text:p text:style-name="P2"><text:span text:style-name="T1">グリ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.032cm" svg:height="9.843cm" svg:x="2.587cm" svg:y="5.127cm">
          <text:p text:style-name="P2"><text:span text:style-name="T1">ブロッ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2.904cm" svg:y="6.3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5.762cm" svg:y="6.3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2.904cm" svg:y="7.9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5.762cm" svg:y="7.9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2.904cm" svg:y="9.5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5.762cm" svg:y="9.5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2.904cm" svg:y="11.1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5.762cm" svg:y="11.1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.032cm" svg:height="9.843cm" svg:x="8.987cm" svg:y="5.127cm">
          <text:p text:style-name="P2"><text:span text:style-name="T1">ブロッ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9.304cm" svg:y="6.3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12.162cm" svg:y="6.3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9.304cm" svg:y="7.9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12.162cm" svg:y="7.9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9.304cm" svg:y="9.5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12.162cm" svg:y="9.5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9.304cm" svg:y="11.1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54cm" svg:height="1.27cm" svg:x="12.162cm" svg:y="11.197cm">
          <text:p text:style-name="P2"><text:span text:style-name="T1">スレッ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2.698cm" svg:height="1.27cm" draw:transform="rotate (-1.5707963267949) translate (4.809cm 12.43cm)">
          <draw:text-box>
            <text:p text:style-name="P8"><text:span text:style-name="T3">・・・</text:span></text:p>
          </draw:text-box>
        </draw:frame>
        <draw:frame draw:style-name="gr10" draw:text-style-name="P9" draw:layer="layout" svg:width="2.698cm" svg:height="1.27cm" draw:transform="rotate (-1.5707963267949) translate (7.61cm 12.43cm)">
          <draw:text-box>
            <text:p text:style-name="P8"><text:span text:style-name="T3">・・・</text:span></text:p>
          </draw:text-box>
        </draw:frame>
        <draw:frame draw:style-name="gr10" draw:text-style-name="P9" draw:layer="layout" svg:width="2.698cm" svg:height="1.27cm" draw:transform="rotate (-1.5707963267949) translate (11.211cm 12.43cm)">
          <draw:text-box>
            <text:p text:style-name="P8"><text:span text:style-name="T3">・・・</text:span></text:p>
          </draw:text-box>
        </draw:frame>
        <draw:frame draw:style-name="gr10" draw:text-style-name="P9" draw:layer="layout" svg:width="2.698cm" svg:height="1.27cm" draw:transform="rotate (-1.5707963267949) translate (14.112cm 12.43cm)">
          <draw:text-box>
            <text:p text:style-name="P8"><text:span text:style-name="T3">・・・</text:span></text:p>
          </draw:text-box>
        </draw:frame>
        <draw:frame draw:style-name="gr10" draw:text-style-name="P10" draw:layer="layout" svg:width="2.54cm" svg:height="1.27cm" svg:x="15.287cm" svg:y="8.62cm">
          <draw:text-box>
            <text:p><text:span text:style-name="T4">・・・</text:span></text:p>
          </draw:text-box>
        </draw:frame>
      </draw:page>
      <draw:page draw:name="page3" draw:style-name="dp1" draw:master-page-name="Default">
        <draw:custom-shape draw:style-name="gr11" draw:text-style-name="P4" draw:layer="layout" svg:width="20.955cm" svg:height="11.43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.95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2.58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3.22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3.85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4.49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5.12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5.76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6.39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7.03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7.66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8.30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8.93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9.57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0.20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0.84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1.47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2.11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2.74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3.38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4.01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4.65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5.28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5.92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6.55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7.19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7.82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8.46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9.09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9.733cm" svg:y="4.493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1" draw:layer="layout" svg:width="1.27cm" svg:height="0.317cm" draw:transform="rotate (1.5707963267949) translate (4.903cm 5.44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4" draw:text-style-name="P11" draw:layer="layout" svg:width="1.27cm" svg:height="0.317cm" svg:x="4.503cm" svg:y="3.88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1.27cm" svg:height="0.317cm" svg:x="4.503cm" svg:y="5.432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7" draw:layer="layout" svg:width="20.637cm" svg:height="2.54cm" svg:x="1.953cm" svg:y="10.843cm">
          <draw:text-box>
            <text:p text:style-name="P6"><text:span text:style-name="T2">メモリは横に並んでいて、アドレス（位置）で示せる。</text:span></text:p>
            <text:p text:style-name="P6"><text:span text:style-name="T2">メモリ・アクセスがあると、そのアドレスを含むキャッシュ・ブロックを</text:span><text:span text:style-name="T2">キャッシュする。</text:span></text:p>
            <text:p text:style-name="P6"><text:span text:style-name="T2">キャッシュ・ブロックは小さいので、遠いアドレスのメモリはキャッシュ</text:span><text:span text:style-name="T2">されない。</text:span></text:p>
          </draw:text-box>
        </draw:frame>
        <draw:frame draw:style-name="gr4" draw:text-style-name="P7" draw:layer="layout" svg:width="2.856cm" svg:height="0.865cm" svg:x="1.637cm" svg:y="2.27cm">
          <draw:text-box>
            <text:p text:style-name="P6"><text:span text:style-name="T2">アドレス</text:span><text:span text:style-name="T2">0</text:span></text:p>
          </draw:text-box>
        </draw:frame>
        <draw:line draw:style-name="gr16" draw:text-style-name="P12" draw:layer="layout" svg:x1="2.27cm" svg:y1="2.905cm" svg:x2="2.27cm" svg:y2="4.493cm">
          <text:p/>
        </draw:line>
        <draw:frame draw:style-name="gr4" draw:text-style-name="P7" draw:layer="layout" svg:width="2.856cm" svg:height="0.865cm" svg:x="2.27cm" svg:y="2.993cm">
          <draw:text-box>
            <text:p text:style-name="P6"><text:span text:style-name="T2">アドレス</text:span><text:span text:style-name="T2">1</text:span></text:p>
          </draw:text-box>
        </draw:frame>
        <draw:line draw:style-name="gr16" draw:text-style-name="P12" draw:layer="layout" svg:x1="2.905cm" svg:y1="3.858cm" svg:x2="2.905cm" svg:y2="4.493cm">
          <text:p/>
        </draw:line>
        <draw:g>
          <draw:custom-shape draw:style-name="gr13" draw:text-style-name="P11" draw:layer="layout" svg:width="1.27cm" svg:height="0.317cm" draw:transform="rotate (1.5707963267949) translate (8.103cm 5.44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4" draw:text-style-name="P11" draw:layer="layout" svg:width="1.27cm" svg:height="0.317cm" svg:x="7.703cm" svg:y="3.88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1.27cm" svg:height="0.317cm" svg:x="7.703cm" svg:y="5.432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7" draw:layer="layout" svg:width="6.666cm" svg:height="0.953cm" svg:x="4.812cm" svg:y="2.27cm">
          <draw:text-box>
            <text:p text:style-name="P6"><text:span text:style-name="T2">アドレス</text:span><text:span text:style-name="T2">matrix_a+0*size_k+0</text:span></text:p>
          </draw:text-box>
        </draw:frame>
        <draw:frame draw:style-name="gr4" draw:text-style-name="P7" draw:layer="layout" svg:width="6.666cm" svg:height="0.865cm" svg:x="5.447cm" svg:y="2.993cm">
          <draw:text-box>
            <text:p text:style-name="P6"><text:span text:style-name="T2">アドレス</text:span><text:span text:style-name="T2">matrix_a+0*size_k+1</text:span></text:p>
          </draw:text-box>
        </draw:frame>
        <draw:line draw:style-name="gr16" draw:text-style-name="P12" draw:layer="layout" svg:x1="5.445cm" svg:y1="2.905cm" svg:x2="5.445cm" svg:y2="4.493cm">
          <text:p/>
        </draw:line>
        <draw:line draw:style-name="gr16" draw:text-style-name="P12" draw:layer="layout" svg:x1="6.08cm" svg:y1="3.858cm" svg:x2="6.08cm" svg:y2="4.493cm">
          <text:p/>
        </draw:line>
        <draw:line draw:style-name="gr16" draw:text-style-name="P12" draw:layer="layout" svg:x1="2.271cm" svg:y1="2.905cm" svg:x2="2.271cm" svg:y2="4.493cm">
          <text:p/>
        </draw:line>
        <draw:line draw:style-name="gr16" draw:text-style-name="P12" draw:layer="layout" svg:x1="2.906cm" svg:y1="3.858cm" svg:x2="2.906cm" svg:y2="4.493cm">
          <text:p/>
        </draw:line>
        <draw:frame draw:style-name="gr4" draw:text-style-name="P7" draw:layer="layout" svg:width="6.766cm" svg:height="0.865cm" svg:x="8.62cm" svg:y="5.85cm">
          <draw:text-box>
            <text:p text:style-name="P6"><text:span text:style-name="T2">アドレス</text:span><text:span text:style-name="T2">matrix_b+0*size_n+0</text:span></text:p>
          </draw:text-box>
        </draw:frame>
        <draw:line draw:style-name="gr16" draw:text-style-name="P12" draw:layer="layout" svg:x1="9.255cm" svg:y1="5.763cm" svg:x2="9.255cm" svg:y2="5.128cm">
          <text:p/>
        </draw:line>
        <draw:g>
          <draw:custom-shape draw:style-name="gr13" draw:text-style-name="P11" draw:layer="layout" svg:width="1.27cm" svg:height="0.317cm" draw:transform="rotate (1.5707963267949) translate (15.203cm 5.445cm)">
            <text:p/>
  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4" draw:text-style-name="P11" draw:layer="layout" svg:width="1.27cm" svg:height="0.317cm" svg:x="14.803cm" svg:y="3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layout" svg:width="1.27cm" svg:height="0.317cm" svg:x="14.803cm" svg:y="5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1" draw:layer="layout" svg:width="1.27cm" svg:height="0.317cm" draw:transform="rotate (1.5707963267949) translate (8.103cm 5.44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4" draw:text-style-name="P11" draw:layer="layout" svg:width="1.27cm" svg:height="0.317cm" svg:x="7.703cm" svg:y="3.88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1.27cm" svg:height="0.317cm" svg:x="7.703cm" svg:y="5.432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7" draw:layer="layout" svg:width="6.766cm" svg:height="0.865cm" svg:x="15.653cm" svg:y="5.876cm">
          <draw:text-box>
            <text:p text:style-name="P6"><text:span text:style-name="T2">アドレス</text:span><text:span text:style-name="T2">matrix_b+1*size_n+0</text:span></text:p>
          </draw:text-box>
        </draw:frame>
        <draw:line draw:style-name="gr16" draw:text-style-name="P12" draw:layer="layout" svg:x1="16.24cm" svg:y1="5.763cm" svg:x2="16.24cm" svg:y2="5.128cm">
          <text:p/>
        </draw:line>
        <draw:g>
          <draw:custom-shape draw:style-name="gr13" draw:text-style-name="P11" draw:layer="layout" svg:width="1.27cm" svg:height="0.317cm" draw:transform="rotate (1.5707963267949) translate (19.003cm 5.44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4" draw:text-style-name="P11" draw:layer="layout" svg:width="1.27cm" svg:height="0.317cm" svg:x="18.603cm" svg:y="3.88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1.27cm" svg:height="0.317cm" svg:x="18.603cm" svg:y="5.43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" draw:layer="layout" svg:width="0.635cm" svg:height="0.635cm" svg:x="20.368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21.003cm" svg:y="4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21.638cm" svg:y="4.493cm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9.255cm" svg:y1="7.033cm" svg:x2="9.255cm" svg:y2="7.668cm">
          <text:p/>
        </draw:line>
        <draw:line draw:style-name="gr3" draw:text-style-name="P12" draw:layer="layout" svg:x1="16.24cm" svg:y1="7.033cm" svg:x2="16.24cm" svg:y2="7.668cm">
          <text:p/>
        </draw:line>
        <draw:line draw:style-name="gr3" draw:text-style-name="P12" draw:layer="layout" svg:x1="9.255cm" svg:y1="7.35cm" svg:x2="16.24cm" svg:y2="7.35cm">
          <text:p/>
        </draw:line>
        <draw:frame draw:style-name="gr4" draw:text-style-name="P5" draw:layer="layout" svg:width="6.985cm" svg:height="0.865cm" svg:x="9.255cm" svg:y="7.755cm">
          <draw:text-box>
            <text:p text:style-name="P4"><text:span text:style-name="T2">size_n</text:span></text:p>
          </draw:text-box>
        </draw:frame>
        <draw:line draw:style-name="gr3" draw:text-style-name="P12" draw:layer="layout" svg:x1="8.636cm" svg:y1="9.108cm" svg:x2="8.636cm" svg:y2="9.743cm">
          <text:p/>
        </draw:line>
        <draw:line draw:style-name="gr3" draw:text-style-name="P12" draw:layer="layout" svg:x1="12.445cm" svg:y1="9.048cm" svg:x2="12.446cm" svg:y2="9.713cm">
          <text:p/>
        </draw:line>
        <draw:line draw:style-name="gr3" draw:text-style-name="P12" draw:layer="layout" svg:x1="8.636cm" svg:y1="9.425cm" svg:x2="12.445cm" svg:y2="9.395cm">
          <text:p/>
        </draw:line>
        <draw:frame draw:style-name="gr4" draw:text-style-name="P5" draw:layer="layout" svg:width="6.985cm" svg:height="0.865cm" svg:x="7.165cm" svg:y="9.713cm">
          <draw:text-box>
            <text:p text:style-name="P4"><text:span text:style-name="T2">キャッシュ・ブロックのサイズ</text:span></text:p>
          </draw:text-box>
        </draw:frame>
      </draw:page>
      <draw:page draw:name="page4" draw:style-name="dp1" draw:master-page-name="Default">
        <draw:custom-shape draw:style-name="gr18" draw:text-style-name="P4" draw:layer="layout" svg:width="20.637cm" svg:height="15.558cm" svg:x="4.175cm" svg:y="2.587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0.7cm" svg:height="1.064cm" svg:x="8.335cm" svg:y="4.592cm">
          <draw:text-box>
            <text:p text:style-name="P4"><text:span text:style-name="T5">レジス</text:span><text:span text:style-name="T5">ター</text:span></text:p>
          </draw:text-box>
        </draw:frame>
        <draw:frame draw:style-name="gr19" draw:text-style-name="P13" draw:layer="layout" svg:width="11.112cm" svg:height="1.064cm" svg:x="8.335cm" svg:y="7.007cm">
          <draw:text-box>
            <text:p text:style-name="P4"><text:span text:style-name="T5">L1</text:span><text:span text:style-name="T5">キャッ</text:span><text:span text:style-name="T5">シュ</text:span></text:p>
          </draw:text-box>
        </draw:frame>
        <draw:line draw:style-name="gr20" draw:text-style-name="P14" draw:layer="layout" svg:x1="11.64cm" svg:y1="6.055cm" svg:x2="15.767cm" svg:y2="6.055cm">
          <text:p text:style-name="P4"/>
        </draw:line>
        <draw:line draw:style-name="gr20" draw:text-style-name="P14" draw:layer="layout" svg:x1="9.766cm" svg:y1="8.912cm" svg:x2="17.704cm" svg:y2="8.912cm">
          <text:p text:style-name="P4"/>
        </draw:line>
        <draw:frame draw:style-name="gr19" draw:text-style-name="P13" draw:layer="layout" svg:width="11.112cm" svg:height="1.064cm" svg:x="8.335cm" svg:y="9.753cm">
          <draw:text-box>
            <text:p text:style-name="P4"><text:span text:style-name="T5">L2</text:span><text:span text:style-name="T5">キャッシュ</text:span></text:p>
          </draw:text-box>
        </draw:frame>
        <draw:frame draw:style-name="gr19" draw:text-style-name="P13" draw:layer="layout" svg:width="11.112cm" svg:height="1.064cm" svg:x="8.335cm" svg:y="12.087cm">
          <draw:text-box>
            <text:p text:style-name="P4"><text:span text:style-name="T5">L3</text:span><text:span text:style-name="T5">キャッシュ</text:span></text:p>
          </draw:text-box>
        </draw:frame>
        <draw:frame draw:style-name="gr19" draw:text-style-name="P13" draw:layer="layout" svg:width="11.112cm" svg:height="1.064cm" svg:x="8.335cm" svg:y="14.516cm">
          <draw:text-box>
            <text:p text:style-name="P4"><text:span text:style-name="T5">メイン・メモリ</text:span></text:p>
          </draw:text-box>
        </draw:frame>
        <draw:line draw:style-name="gr20" draw:text-style-name="P14" draw:layer="layout" svg:x1="8.017cm" svg:y1="11.452cm" svg:x2="19.447cm" svg:y2="11.452cm">
          <text:p text:style-name="P4"/>
        </draw:line>
        <draw:line draw:style-name="gr20" draw:text-style-name="P14" draw:layer="layout" svg:x1="6.43cm" svg:y1="13.675cm" svg:x2="21.035cm" svg:y2="13.675cm">
          <text:p text:style-name="P4"/>
        </draw:line>
        <draw:custom-shape draw:style-name="gr21" draw:text-style-name="P4" draw:layer="layout" svg:width="18.415cm" svg:height="13.282cm" svg:x="4.525cm" svg:y="2.93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5" draw:layer="layout" svg:width="4.985cm" svg:height="1.27cm" svg:x="16.017cm" svg:y="4.492cm">
          <draw:text-box>
            <text:p text:style-name="P6"><text:span text:style-name="T5">0.37ns</text:span></text:p>
          </draw:text-box>
        </draw:frame>
        <draw:frame draw:style-name="gr19" draw:text-style-name="P15" draw:layer="layout" svg:width="2.763cm" svg:height="1.064cm" svg:x="17.51cm" svg:y="6.921cm">
          <draw:text-box>
            <text:p text:style-name="P6"><text:span text:style-name="T5">1.48ns</text:span></text:p>
          </draw:text-box>
        </draw:frame>
        <draw:frame draw:style-name="gr19" draw:text-style-name="P15" draw:layer="layout" svg:width="2.763cm" svg:height="1.064cm" svg:x="19.192cm" svg:y="9.461cm">
          <draw:text-box>
            <text:p text:style-name="P6"><text:span text:style-name="T5">5.18ns</text:span></text:p>
          </draw:text-box>
        </draw:frame>
        <draw:frame draw:style-name="gr19" draw:text-style-name="P15" draw:layer="layout" svg:width="2.858cm" svg:height="1.064cm" svg:x="22.272cm" svg:y="14.223cm">
          <draw:text-box>
            <text:p text:style-name="P6"><text:span text:style-name="T5">〜</text:span><text:span text:style-name="T5">109ns</text:span></text:p>
          </draw:text-box>
        </draw:frame>
        <draw:frame draw:style-name="gr22" draw:text-style-name="P15" draw:layer="layout" svg:width="2.858cm" svg:height="0.963cm" svg:x="20.367cm" svg:y="11.795cm">
          <draw:text-box>
            <text:p text:style-name="P6"><text:span text:style-name="T5">〜</text:span><text:span text:style-name="T5">17.5ns</text:span></text:p>
          </draw:text-box>
        </draw:frame>
        <draw:frame draw:style-name="gr23" draw:text-style-name="P16" draw:layer="layout" svg:width="20.483cm" svg:height="1.368cm" svg:x="4.329cm" svg:y="16.657cm">
          <draw:text-box>
            <text:p><text:span text:style-name="T6">Intel Zeon 8280 DDR-2666</text:span><text:span text:style-name="T6">の場合</text:span></text:p>
            <text:p><text:span text:style-name="T6">https://www.anandtech.com/show/14694/amd-</text:span><text:span text:style-name="T6">rome-epyc-2nd-gen/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1" svg:font-family="'Noto Sans CJK SC'" style:font-family-generic="swiss" style:font-pitch="variable"/>
    <style:font-face style:name="Cantarell" svg:font-family="Cantarel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2" svg:font-family="'Nimbus Sans'" style:font-family-generic="system" style:font-pitch="variable"/>
    <style:font-face style:name="Noto Sans CJK JP2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ja" style:country-asian="JP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6cm" fo:min-width="0.587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 draw:line-distance="0.8cm" draw:guide-overhang="0.2cm" draw:guide-distance="0.1cm" draw:start-guide="0cm" draw:end-guide="0cm" draw:measure-align="automatic" draw:measure-vertical-align="automatic" draw:unit="automatic" draw:show-unit="false" draw:placing="above" draw:parallel="false" draw:decimal-places="2">
        <text:list-style style:name="Graphic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ntarell" style:font-family-asian="Cantarell" style:font-family-generic-asian="system" style:font-pitch-asian="variable" style:font-size-asian="24pt" style:language-asian="ja" style:country-asian="JP" style:font-style-asian="normal" style:font-weight-asian="normal" style:font-name-complex="Nimbus Sans2" style:font-family-complex="'Nimbus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4T13:04:46.000591053</meta:creation-date>
    <meta:editing-cycles>5</meta:editing-cycles>
    <meta:editing-duration>PT32M43S</meta:editing-duration>
    <dc:date>2021-03-04T16:02:12.251971814</dc:date>
    <meta:generator>LibreOffice/7.0.4.2$Linux_X86_64 LibreOffice_project/00$Build-2</meta:generator>
    <meta:document-statistic meta:object-count="128"/>
  </office:meta>
</office:document-meta>
</file>